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officeooo:rsid="001fb6b3" officeooo:paragraph-rsid="001fb6b3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officeooo:rsid="0020f0ff" officeooo:paragraph-rsid="00222602" style:font-size-asian="12pt" style:font-name-complex="Times New Roman1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officeooo:rsid="00222602" officeooo:paragraph-rsid="00222602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2pt" officeooo:rsid="00283bab" officeooo:paragraph-rsid="00283bab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style:font-name="Times New Roman" fo:font-size="12pt" officeooo:rsid="00287fbe" officeooo:paragraph-rsid="00287fbe" style:font-size-asian="12pt" style:font-name-complex="Times New Roman1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240118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29d74a"/>
    </style:style>
    <style:style style:name="P10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11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12" style:family="paragraph" style:parent-style-name="Standard">
      <style:paragraph-properties fo:margin-top="0in" fo:margin-bottom="0in" loext:contextual-spacing="false"/>
      <style:text-properties style:font-name="Times New Roman" fo:font-size="12pt" officeooo:rsid="00222602" officeooo:paragraph-rsid="00222602" style:font-size-asian="12pt" style:font-name-complex="Times New Roman1"/>
    </style:style>
    <style:style style:name="P13" style:family="paragraph" style:parent-style-name="Standard">
      <style:paragraph-properties fo:margin-top="0in" fo:margin-bottom="0in" loext:contextual-spacing="false"/>
      <style:text-properties style:font-name="Times New Roman" fo:font-size="12pt" officeooo:rsid="00283bab" officeooo:paragraph-rsid="00283bab" style:font-size-asian="12pt" style:font-name-complex="Times New Roman1"/>
    </style:style>
    <style:style style:name="P14" style:family="paragraph" style:parent-style-name="Header">
      <style:paragraph-properties fo:text-align="center" style:justify-single-word="false"/>
      <style:text-properties style:font-name="Times New Roman" fo:font-size="18pt" style:font-size-asian="18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1de0f6" style:font-size-asian="12pt" style:font-name-complex="Times New Roman1"/>
    </style:style>
    <style:style style:name="T3" style:family="text">
      <style:text-properties style:font-name="Times New Roman" fo:font-size="12pt" officeooo:rsid="001f1450" style:font-size-asian="12pt" style:font-name-complex="Times New Roman1"/>
    </style:style>
    <style:style style:name="T4" style:family="text">
      <style:text-properties style:font-name="Times New Roman" fo:font-size="12pt" officeooo:rsid="001fb6b3" style:font-size-asian="12pt" style:font-name-complex="Times New Roman1"/>
    </style:style>
    <style:style style:name="T5" style:family="text">
      <style:text-properties style:font-name="Times New Roman" fo:font-size="12pt" officeooo:rsid="00240118" style:font-size-asian="12pt" style:font-name-complex="Times New Roman1"/>
    </style:style>
    <style:style style:name="T6" style:family="text">
      <style:text-properties style:font-name="Times New Roman" fo:font-size="12pt" officeooo:rsid="00252032" style:font-size-asian="12pt" style:font-name-complex="Times New Roman1"/>
    </style:style>
    <style:style style:name="T7" style:family="text">
      <style:text-properties style:font-name="Times New Roman" fo:font-size="12pt" officeooo:rsid="0026be24" style:font-size-asian="12pt" style:font-name-complex="Times New Roman1"/>
    </style:style>
    <style:style style:name="T8" style:family="text">
      <style:text-properties officeooo:rsid="00222602"/>
    </style:style>
    <style:style style:name="T9" style:family="text">
      <style:text-properties officeooo:rsid="00240118"/>
    </style:style>
    <style:style style:name="T10" style:family="text">
      <style:text-properties officeooo:rsid="0028f3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Nama : <text:s/></text:span><text:span text:style-name="T2">RAFLI SAPUTRA</text:span></text:p>
      <text:p text:style-name="P1"><text:span text:style-name="T1">Kode Pelajaran : </text:span><text:span text:style-name="T4">RPL / 0</text:span><text:span text:style-name="T6">1</text:span></text:p>
      <text:p text:style-name="P1"><text:span text:style-name="T1">Kelas : <text:s text:c="2"/></text:span><text:span text:style-name="T2">XI – RPL 1</text:span></text:p>
      <text:p text:style-name="P1"><text:span text:style-name="T1">Nama Guru : - </text:span><text:span text:style-name="T2">Kang Chandra<text:tab/></text:span></text:p>
      <text:p text:style-name="P1"><text:span text:style-name="T1"><text:tab/> <text:s text:c="9"/>- </text:span><text:span text:style-name="T3">Pak Wildan<text:tab/></text:span></text:p>
      <text:p text:style-name="P1"><text:span text:style-name="T1"><text:tab/> <text:s text:c="9"/>- </text:span><text:span text:style-name="T3">Pak Agung</text:span></text:p>
      <text:p text:style-name="P1"/>
      <text:p text:style-name="P2">Materi Pembelajaran :</text:p>
      <text:p text:style-name="P3">1). Mencari Dan Menulis Materi Tentang Pemrograman Web</text:p>
      <text:p text:style-name="P4">2). <text:span text:style-name="T8">Bahasa Pemrograman PHP</text:span></text:p>
      <text:p text:style-name="P5">3). Sejarah PHP</text:p>
      <text:p text:style-name="P5">4). Struktur PHP</text:p>
      <text:p text:style-name="P5">5). Tipe Data PHP</text:p>
      <text:p text:style-name="P5">6). Tools Untuk Pemrograman PHP</text:p>
      <text:p text:style-name="P5">7). Pengertian Web Server</text:p>
      <text:p text:style-name="P5">8). Pengertian Host</text:p>
      <text:p text:style-name="P5">9). Pengertian HTTP Dan WWW</text:p>
      <text:p text:style-name="P2"/>
      <text:p text:style-name="P2">Tujuan Pembelajaran :</text:p>
      <text:p text:style-name="P8"><text:span text:style-name="T5"><text:tab/>Siswa memahami dan mengerti pada materi-materi yang di berikan </text:span><text:span text:style-name="T7">dan disampaikan oleh</text:span><text:span text:style-name="T5"> guru </text:span><text:span text:style-name="T7">pengajar.</text:span></text:p>
      <text:p text:style-name="P2"/>
      <text:p text:style-name="P2">Alat Dan Bahan :</text:p>
      <text:p text:style-name="P2">- <text:span text:style-name="T9">Laptop</text:span></text:p>
      <text:p text:style-name="P2">- <text:span text:style-name="T9">Koneksi Jaringan</text:span></text:p>
      <text:p text:style-name="P2">- <text:span text:style-name="T9">Buku Tulis</text:span></text:p>
      <text:p text:style-name="P2">- <text:span text:style-name="T9">Pensil / Pulpen</text:span></text:p>
      <text:p text:style-name="P2"/>
      <text:p text:style-name="P2">Langkah Pembelajaran :</text:p>
      <text:p text:style-name="P2">A. Persiapan</text:p>
      <text:p text:style-name="P6"><text:tab/>1. Siswa Memulai Doa</text:p>
      <text:p text:style-name="P6"><text:tab/>2. Guru Meng-Absen Siswa</text:p>
      <text:p text:style-name="P6"><text:tab/>3. Siswa Mengambil Laptop</text:p>
      <text:p text:style-name="P6"><text:tab/>4. Siswa Menulis Materi Yang Diberikan Guru</text:p>
      <text:p text:style-name="P2"/>
      <text:p text:style-name="P2">B.Kegiatan Inti</text:p>
      <text:p text:style-name="P7"><text:tab/>- Guru Memberikan Dan Menyuruh Siswa Menulis Materi Pembelajaran</text:p>
      <text:p text:style-name="P7"><text:tab/>- Guru Menerangkan Tentang Materi Pembelajaran Kepada Siswa</text:p>
      <text:p text:style-name="P2"/>
      <text:p text:style-name="P2">C.Penutup</text:p>
      <text:p text:style-name="P2"><text:tab/><text:span text:style-name="T10">Setelah Siswa menulis dan memperhatikan penjelasan dari guru, Siswa bisa dan dapat mengerti dengan materi yang diberikan dan disampaikan oleh guru yang mengajar di lab.</text:span></text:p>
      <text:p text:style-name="P2"/>
      <text:p text:style-name="P2"/>
      <text:p text:style-name="P2"><text:soft-page-break/>Kesimpulan:</text:p>
      <text:p text:style-name="P9"><text:span text:style-name="T5">Siswa memahami dan mengerti pada materi-materi yang di berikan </text:span><text:span text:style-name="T7">dan disampaikan oleh</text:span><text:span text:style-name="T5"> guru </text:span><text:span text:style-name="T7">pengajar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8pt" style:font-size-asian="18pt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Rekayasa Perangkat Luna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14</meta:editing-cycles>
    <meta:creation-date>2018-09-19T14:46:00</meta:creation-date>
    <dc:date>2019-10-19T11:10:28.585301207</dc:date>
    <meta:editing-duration>PT33M36S</meta:editing-duration>
    <meta:generator>LibreOffice/6.0.7.3$Linux_X86_64 LibreOffice_project/00m0$Build-3</meta:generator>
    <meta:document-statistic meta:table-count="0" meta:image-count="0" meta:object-count="0" meta:page-count="2" meta:paragraph-count="37" meta:word-count="189" meta:character-count="1182" meta:non-whitespace-character-count="9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